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6208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TableContents"><text:s/>CLAUDIA RODRIGUEZ ESPINO</text:p>
            <text:p text:style-name="TableContents"/>
            <text:p text:style-name="TableContents"/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P44">FUNDAMENTOS DE PROGRAMACIO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1112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1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CARRASCO MENDOZA JENNIFER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/>
            <text:p text:style-name="P82">2018-1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  <text:p text:style-name="P90">18/AGOSTO/2017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ervaciones:</text:span></text:p>
          </table:table-cell>
          <table:table-cell table:style-name="TableCell96">
            <text:p text:style-name="P97"/>
            <text:p text:style-name="P98">AL HACER LA PRACTICA EN GITHUB ME COSTO TRABAJO YA QUE NO ESTABA FAMILIARIZADA CON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>UN PROGRAMA ASI.</text:p>
          </table:table-cell>
        </table:table-row>
      </table:table>
      <text:p text:style-name="Standard"/>
      <text:p text:style-name="Standard"/>
      <text:soft-page-break/>
      <text:p text:style-name="P104"><text:tab/><text:tab/><text:tab/><text:tab/><text:tab/>CALIFICACIÓN: __________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jennifer carrasco</dc:creator>
    <meta:creation-date>2017-02-02T00:09:00Z</meta:creation-date>
    <dc:date>2017-08-16T23:29:00Z</dc:date>
    <meta:template xlink:href="Normal" xlink:type="simple"/>
    <meta:editing-cycles>7</meta:editing-cycles>
    <meta:editing-duration>PT2940S</meta:editing-duration>
    <meta:document-statistic meta:page-count="2" meta:paragraph-count="1" meta:word-count="79" meta:character-count="517" meta:row-count="3" meta:non-whitespace-character-count="439"/>
  </office:meta>
</office:document-meta>
</file>